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652cm"/>
    </style:style>
    <style:style style:name="ESS_5f_SKILL.C" style:display-name="ESS_SKILL.C" style:family="table-column">
      <style:table-column-properties style:column-width="2.709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8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(if applicable)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7</meta:editing-cycles>
    <meta:creation-date>2022-10-11T10:45:00</meta:creation-date>
    <dc:date>2022-11-28T10:07:05.456872253</dc:date>
    <meta:editing-duration>PT10M2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31" meta:character-count="2325" meta:non-whitespace-character-count="2049"/>
    <meta:user-defined meta:name="AppVersion">16.0000</meta:user-defined>
    <meta:template xlink:type="simple" xlink:actuate="onRequest" xlink:title="Normal" xlink:href=""/>
  </office:meta>
</office:document-meta>
</file>